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PRINT 1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 +1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0h +4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 </text:p>
          </table:table-cell>
          <table:table-cell table:style-name="Tabell2.C3" office:value-type="string">
            <text:p text:style-name="Table_20_Contents">1h +2h KLAR</text:p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>2h +1h</text:p>
          </table:table-cell>
          <table:table-cell table:style-name="Tabell2.C3" office:value-type="string">
            <text:p text:style-name="Table_20_Contents">1.30h+ 30m KLAR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2.30h</text:p>
          </table:table-cell>
        </table:table-row>
      </table:table>
      <text:p text:style-name="Standard"/>
      <text:p text:style-name="Standard">SPRINT 2</text:p>
      <text:p text:style-name="Standard">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4</meta:editing-cycles>
    <meta:generator>OpenOffice.org/3.4.1$Win32 OpenOffice.org_project/341m1$Build-9593</meta:generator>
    <dc:date>2014-01-10T22:46:10.84</dc:date>
    <meta:document-statistic meta:table-count="1" meta:image-count="0" meta:object-count="0" meta:page-count="1" meta:paragraph-count="22" meta:word-count="49" meta:character-count="260"/>
    <meta:user-defined meta:name="Info 1"/>
    <meta:user-defined meta:name="Info 2"/>
    <meta:user-defined meta:name="Info 3"/>
    <meta:user-defined meta:name="Info 4"/>
  </office:meta>
</office:document-meta>
</file>